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57ae" officeooo:paragraph-rsid="000f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 :</text:p>
      <text:p text:style-name="P1">(ouverte)</text:p>
      <text:p text:style-name="P1">Q</text:p>
      <text:p text:style-name="P1">Q</text:p>
      <text:p text:style-name="P1">Q</text:p>
      <text:p text:style-name="P1">O</text:p>
      <text:p text:style-name="P1">C</text:p>
      <text:p text:style-name="P1">C</text:p>
      <text:p text:style-name="P1">Q</text:p>
      <text:p text:style-name="P1"/>
      <text:p text:style-name="P1">fermées :</text:p>
      <text:p text:style-name="P1">verbe+sujet</text:p>
      <text:p text:style-name="P1"/>
      <text:p text:style-name="P1">alternative (ce choix ou ce choix)</text:p>
      <text:p text:style-name="P1"/>
      <text:p text:style-name="P1">miroir (j’ai passé de bonne vacances. De bonnes vacances?)</text:p>
      <text:p text:style-name="P1">retour (c’est à dire?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5:38:30.638472915</meta:creation-date>
    <dc:date>2017-12-12T16:36:28.308501992</dc:date>
    <meta:editing-duration>PT7M37S</meta:editing-duration>
    <meta:editing-cycles>1</meta:editing-cycles>
    <meta:document-statistic meta:table-count="0" meta:image-count="0" meta:object-count="0" meta:page-count="1" meta:paragraph-count="14" meta:word-count="32" meta:character-count="160" meta:non-whitespace-character-count="142"/>
    <meta:generator>LibreOffice/5.1.6.2$Linux_X86_64 LibreOffice_project/10m0$Build-2</meta:generator>
  </office:meta>
</office:document-meta>
</file>